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  <style:text-properties officeooo:paragraph-rsid="0015b8ac"/>
    </style:style>
    <style:style style:name="P2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officeooo:paragraph-rsid="0015b8ac"/>
    </style:style>
    <style:style style:name="P3" style:family="paragraph" style:parent-style-name="List_20_Bullet">
      <style:paragraph-properties fo:line-height="100%"/>
      <style:text-properties style:use-window-font-color="true" style:font-name="Times New Roman" fo:font-size="5pt" officeooo:paragraph-rsid="0015b8ac" style:font-size-asian="5pt" style:font-name-complex="Times New Roman1" style:font-size-complex="5pt"/>
    </style:style>
    <style:style style:name="P4" style:family="paragraph" style:parent-style-name="List_20_Bullet">
      <style:paragraph-properties fo:line-height="100%"/>
      <style:text-properties style:use-window-font-color="true" style:font-name="Times New Roman" fo:font-size="4pt" fo:font-weight="bold" officeooo:paragraph-rsid="0015b8ac" style:font-size-asian="4pt" style:font-weight-asian="bold" style:font-name-complex="Times New Roman1" style:font-size-complex="4pt"/>
    </style:style>
    <style:style style:name="P5" style:family="paragraph" style:parent-style-name="List_20_Bullet">
      <style:paragraph-properties fo:line-height="100%"/>
      <style:text-properties style:use-window-font-color="true" style:font-name="Times New Roman" fo:font-size="4pt" officeooo:paragraph-rsid="0015b8ac" style:font-size-asian="4pt" style:language-asian="en" style:country-asian="US" style:font-name-complex="Times New Roman1" style:font-size-complex="4pt"/>
    </style:style>
    <style:style style:name="P6" style:family="paragraph" style:parent-style-name="List_20_Bullet">
      <style:paragraph-properties fo:line-height="100%"/>
      <style:text-properties style:use-window-font-color="true" style:font-name="Times New Roman" fo:font-size="9pt" fo:font-style="italic" officeooo:paragraph-rsid="0015b8ac" style:font-size-asian="9pt" style:font-style-asian="italic" style:font-name-complex="Times New Roman1" style:font-size-complex="9pt"/>
    </style:style>
    <style:style style:name="P7" style:family="paragraph" style:parent-style-name="List_20_Bullet">
      <style:paragraph-properties fo:line-height="100%"/>
      <style:text-properties style:use-window-font-color="true" style:font-name="Times New Roman" fo:font-style="italic" officeooo:paragraph-rsid="0015b8ac" style:font-style-asian="italic" style:font-name-complex="Times New Roman1"/>
    </style:style>
    <style:style style:name="P8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Times New Roman" fo:font-size="5pt" fo:font-weight="bold" officeooo:paragraph-rsid="0015b8ac" style:font-size-asian="5pt" style:font-weight-asian="bold" style:font-name-complex="Times New Roman1" style:font-size-complex="5pt"/>
    </style:style>
    <style:style style:name="P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Times New Roman" fo:font-size="12.5pt" fo:font-weight="bold" officeooo:paragraph-rsid="0015b8ac" style:font-size-asian="12.5pt" style:font-weight-asian="bold" style:font-name-complex="Times New Roman1" style:font-size-complex="12.5pt"/>
    </style:style>
    <style:style style:name="P10" style:family="paragraph" style:parent-style-name="List_20_Bullet">
      <style:paragraph-properties fo:margin-left="0.15in" fo:margin-right="0in" fo:line-height="100%" fo:text-indent="0in" style:auto-text-indent="false"/>
      <style:text-properties style:use-window-font-color="true" style:font-name="Times New Roman" fo:font-size="3pt" officeooo:paragraph-rsid="0015b8ac" style:font-size-asian="3pt" style:font-name-complex="Times New Roman1" style:font-size-complex="3pt"/>
    </style:style>
    <style:style style:name="P11" style:family="paragraph" style:parent-style-name="List_20_Bullet">
      <style:paragraph-properties fo:margin-left="0.3in" fo:margin-right="0in" fo:line-height="100%" fo:text-indent="0.2in" style:auto-text-indent="false"/>
      <style:text-properties officeooo:paragraph-rsid="0015b8ac"/>
    </style:style>
    <style:style style:name="P12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Times New Roman" officeooo:paragraph-rsid="0015b8ac" style:font-name-complex="Times New Roman1"/>
    </style:style>
    <style:style style:name="P13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Times New Roman" fo:font-size="5pt" officeooo:paragraph-rsid="0015b8ac" style:font-size-asian="5pt" style:font-name-complex="Times New Roman1" style:font-size-complex="5pt"/>
    </style:style>
    <style:style style:name="P14" style:family="paragraph" style:parent-style-name="List_20_Bullet">
      <style:paragraph-properties fo:margin-left="0.3in" fo:margin-right="0in" fo:line-height="100%" fo:text-indent="0in" style:auto-text-indent="false"/>
      <style:text-properties style:use-window-font-color="true" style:font-name="Times New Roman" fo:font-size="4pt" officeooo:paragraph-rsid="0015b8ac" style:font-size-asian="4pt" style:font-name-complex="Times New Roman1" style:font-size-complex="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5b8ac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8pt" style:text-underline-style="none" fo:font-weight="bold" officeooo:paragraph-rsid="0015b8ac" style:font-size-asian="8pt" style:font-weight-asian="bold" style:font-name-complex="Times New Roman1" style:font-size-complex="8pt"/>
    </style:style>
    <style:style style:name="P17" style:family="paragraph" style:parent-style-name="List_20_Bullet" style:list-style-name="WWNum3">
      <style:paragraph-properties fo:line-height="100%"/>
      <style:text-properties style:use-window-font-color="true" style:font-name="Times New Roman" officeooo:paragraph-rsid="0015b8ac" style:font-name-complex="Times New Roman1"/>
    </style:style>
    <style:style style:name="P18" style:family="paragraph" style:parent-style-name="List_20_Bullet" style:list-style-name="WWNum1">
      <style:paragraph-properties fo:line-height="100%"/>
      <style:text-properties style:use-window-font-color="true" style:font-name="Times New Roman" officeooo:paragraph-rsid="0015b8ac" style:font-name-complex="Times New Roman1"/>
    </style:style>
    <style:style style:name="P19" style:family="paragraph" style:parent-style-name="List_20_Bullet" style:list-style-name="WWNum2">
      <style:paragraph-properties fo:line-height="100%"/>
      <style:text-properties style:use-window-font-color="true" style:font-name="Times New Roman" officeooo:paragraph-rsid="0015b8ac" style:language-asian="en" style:country-asian="US" style:font-name-complex="Times New Roman1"/>
    </style:style>
    <style:style style:name="P20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ac13a" style:font-size-asian="10pt" style:font-style-asian="italic" style:font-name-complex="Times New Roman1" style:font-size-complex="10pt"/>
    </style:style>
    <style:style style:name="P21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ac13a" style:font-size-asian="10pt" style:font-style-asian="italic" style:font-name-complex="Times New Roman1" style:font-size-complex="10pt"/>
    </style:style>
    <style:style style:name="P22" style:family="paragraph" style:parent-style-name="List_20_Bullet" style:list-style-name="WWNum1">
      <style:paragraph-properties fo:line-height="100%"/>
      <style:text-properties style:use-window-font-color="true" style:font-name="Arial" officeooo:rsid="001952e4" officeooo:paragraph-rsid="001ac13a" style:font-name-asian="Calibri1" style:language-asian="ja" style:country-asian="JP" style:font-name-complex="Times New Roman1"/>
    </style:style>
    <style:style style:name="P23" style:family="paragraph" style:parent-style-name="List_20_Bullet">
      <style:paragraph-properties fo:line-height="100%"/>
      <style:text-properties style:use-window-font-color="true" style:font-name="Arial" fo:font-size="2pt" fo:font-weight="bold" officeooo:paragraph-rsid="001ac13a" style:font-size-asian="1.75pt" style:font-weight-asian="bold" style:font-name-complex="Times New Roman1" style:font-size-complex="2pt"/>
    </style:style>
    <style:style style:name="P24" style:family="paragraph" style:parent-style-name="List_20_Bullet">
      <style:paragraph-properties fo:line-height="100%"/>
      <style:text-properties style:use-window-font-color="true" style:font-name="Arial" fo:font-size="5pt" officeooo:paragraph-rsid="001ac13a" style:font-size-asian="5pt" style:font-name-complex="Times New Roman1" style:font-size-complex="5pt"/>
    </style:style>
    <style:style style:name="P25" style:family="paragraph" style:parent-style-name="List_20_Bullet">
      <style:paragraph-properties fo:line-height="100%"/>
      <style:text-properties style:use-window-font-color="true" style:font-name="Arial" fo:font-style="italic" officeooo:paragraph-rsid="001ac13a" style:font-style-asian="italic" style:font-name-complex="Times New Roman1"/>
    </style:style>
    <style:style style:name="P26" style:family="paragraph" style:parent-style-name="List_20_Bullet" style:list-style-name="WWNum2">
      <style:paragraph-properties fo:line-height="100%"/>
      <style:text-properties officeooo:paragraph-rsid="0015b8ac"/>
    </style:style>
    <style:style style:name="P27" style:family="paragraph" style:parent-style-name="List_20_Bullet" style:list-style-name="WWNum1">
      <style:paragraph-properties fo:line-height="100%"/>
      <style:text-properties officeooo:paragraph-rsid="0015b8ac"/>
    </style:style>
    <style:style style:name="P28" style:family="paragraph" style:parent-style-name="List_20_Bullet" style:list-style-name="WWNum1">
      <style:paragraph-properties fo:line-height="100%"/>
      <style:text-properties officeooo:paragraph-rsid="001ac13a"/>
    </style:style>
    <style:style style:name="P29" style:family="paragraph" style:parent-style-name="List_20_Bullet">
      <style:paragraph-properties fo:line-height="100%"/>
      <style:text-properties officeooo:paragraph-rsid="001ac13a"/>
    </style:style>
    <style:style style:name="P30" style:family="paragraph" style:parent-style-name="List_20_Bullet" style:list-style-name="WWNum3">
      <style:paragraph-properties fo:line-height="100%"/>
      <style:text-properties style:font-name="Arial" officeooo:paragraph-rsid="001ac13a"/>
    </style:style>
    <style:style style:name="P31" style:family="paragraph" style:parent-style-name="List_20_Bullet" style:list-style-name="WWNum1">
      <style:paragraph-properties fo:line-height="100%"/>
      <style:text-properties style:font-name="Arial" officeooo:paragraph-rsid="001ac13a"/>
    </style:style>
    <style:style style:name="P32" style:family="paragraph" style:parent-style-name="List_20_Bullet" style:list-style-name="WWNum2">
      <style:paragraph-properties fo:line-height="100%"/>
      <style:text-properties style:font-name="Arial" officeooo:paragraph-rsid="001ac13a"/>
    </style:style>
    <style:style style:name="P33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 officeooo:paragraph-rsid="001ac13a"/>
    </style:style>
    <style:style style:name="P34" style:family="paragraph" style:parent-style-name="List_20_Bullet">
      <style:paragraph-properties fo:line-height="100%"/>
      <style:text-properties style:font-name="Arial" officeooo:paragraph-rsid="001ac13a"/>
    </style:style>
    <style:style style:name="P35" style:family="paragraph" style:parent-style-name="List_20_Bullet" style:list-style-name="WWNum1">
      <style:paragraph-properties fo:line-height="100%"/>
      <style:text-properties style:font-name="Arial" fo:font-weight="normal" officeooo:paragraph-rsid="001ac13a" style:font-weight-asian="normal" style:font-weight-complex="normal"/>
    </style:style>
    <style:style style:name="P36" style:family="paragraph" style:parent-style-name="List_20_Bullet">
      <style:paragraph-properties fo:line-height="100%"/>
      <style:text-properties style:font-name="Arial" fo:font-size="2pt" fo:font-weight="normal" officeooo:paragraph-rsid="001ac13a" style:font-size-asian="1.75pt" style:font-weight-asian="normal" style:font-size-complex="2pt" style:font-weight-complex="normal"/>
    </style:style>
    <style:style style:name="P37" style:family="paragraph" style:parent-style-name="List_20_Bullet">
      <style:paragraph-properties fo:line-height="100%"/>
      <style:text-properties style:font-name="Arial" fo:font-size="10pt" officeooo:paragraph-rsid="001ac13a" style:font-size-asian="10pt" style:font-size-complex="10pt"/>
    </style:style>
    <style:style style:name="P38" style:family="paragraph" style:parent-style-name="List_20_Bullet">
      <style:paragraph-properties fo:line-height="100%"/>
      <style:text-properties fo:font-size="4pt" officeooo:paragraph-rsid="001ac13a" style:font-size-asian="3.5pt" style:font-size-complex="4pt"/>
    </style:style>
    <style:style style:name="P3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officeooo:paragraph-rsid="001ac13a" style:font-size-asian="5pt" style:font-weight-asian="bold" style:font-name-complex="Times New Roman1" style:font-size-complex="5pt"/>
    </style:style>
    <style:style style:name="P40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officeooo:paragraph-rsid="001ac13a" style:font-size-asian="12.5pt" style:font-weight-asian="bold" style:font-name-complex="Times New Roman1" style:font-size-complex="12.5pt"/>
    </style:style>
    <style:style style:name="P41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officeooo:paragraph-rsid="001ac13a" style:font-size-asian="13.5pt" style:font-weight-asian="bold" style:font-name-complex="Times New Roman1" style:font-size-complex="13.5pt"/>
    </style:style>
    <style:style style:name="P42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officeooo:paragraph-rsid="001ac13a" style:font-size-asian="5pt" style:font-name-complex="Times New Roman1" style:font-size-complex="5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ac13a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officeooo:paragraph-rsid="001ac13a" style:font-size-asian="8pt" style:font-weight-asian="bold" style:font-name-complex="Times New Roman1" style:font-size-complex="8pt"/>
    </style:style>
    <style:style style:name="P4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officeooo:paragraph-rsid="001ac13a" style:font-size-asian="26pt" style:font-weight-asian="bold" style:font-name-complex="Times New Roman1" style:font-size-complex="26pt"/>
    </style:style>
    <style:style style:name="T1" style:family="text">
      <style:text-properties style:font-name="Times New Roman" style:text-underline-style="none" fo:font-weight="bold" style:font-weight-asian="bold" style:font-name-complex="Times New Roman1"/>
    </style:style>
    <style:style style:name="T2" style:family="text">
      <style:text-properties style:font-name="Times New Roman" fo:font-style="italic" fo:font-weight="bold" style:font-style-asian="italic" style:font-weight-asian="bold" style:font-name-complex="Times New Roman1" style:font-style-complex="italic"/>
    </style:style>
    <style:style style:name="T3" style:family="text">
      <style:text-properties style:font-name="Times New Roman" fo:font-style="italic" fo:font-weight="bold" officeooo:rsid="0013dded" style:font-style-asian="italic" style:font-weight-asian="bold" style:font-name-complex="Times New Roman1" style:font-style-complex="italic"/>
    </style:style>
    <style:style style:name="T4" style:family="text">
      <style:text-properties style:use-window-font-color="true" style:font-name="Times New Roman" style:text-underline-style="none" fo:font-weight="bold" style:font-weight-asian="bold" style:font-name-complex="Times New Roman1"/>
    </style:style>
    <style:style style:name="T5" style:family="text">
      <style:text-properties style:use-window-font-color="true" style:font-name="Times New Roman" fo:font-weight="bold" style:font-weight-asian="bold" style:font-name-complex="Times New Roman1"/>
    </style:style>
    <style:style style:name="T6" style:family="text">
      <style:text-properties style:use-window-font-color="true" style:font-name="Times New Roman" fo:font-weight="bold" style:font-weight-asian="bold" style:font-name-complex="Times New Roman1" style:font-weight-complex="bold"/>
    </style:style>
    <style:style style:name="T7" style:family="text">
      <style:text-properties style:use-window-font-color="true" style:font-name="Times New Roman" fo:font-weight="bold" style:language-asian="en" style:country-asian="US" style:font-weight-asian="bold" style:font-name-complex="Times New Roman1" style:font-weight-complex="bold"/>
    </style:style>
    <style:style style:name="T8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/>
    </style:style>
    <style:style style:name="T9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10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weight-complex="bold"/>
    </style:style>
    <style:style style:name="T11" style:family="text">
      <style:text-properties style:use-window-font-color="true" style:font-name="Times New Roman" fo:font-style="italic" fo:font-weight="bold" officeooo:rsid="0013dded" style:font-style-asian="italic" style:font-weight-asian="bold" style:font-name-complex="Times New Roman1" style:font-weight-complex="bold"/>
    </style:style>
    <style:style style:name="T12" style:family="text">
      <style:text-properties style:use-window-font-color="true" style:font-name="Times New Roman" fo:font-style="italic" style:font-style-asian="italic" style:font-name-complex="Times New Roman1"/>
    </style:style>
    <style:style style:name="T13" style:family="text">
      <style:text-properties style:use-window-font-color="true" style:font-name="Times New Roman" fo:font-style="italic" style:font-style-asian="italic" style:font-name-complex="Times New Roman1" style:font-style-complex="italic"/>
    </style:style>
    <style:style style:name="T14" style:family="text">
      <style:text-properties style:use-window-font-color="true" style:font-name="Times New Roman" fo:font-style="italic" officeooo:rsid="0013dded" style:font-style-asian="italic" style:font-name-complex="Times New Roman1" style:font-style-complex="italic"/>
    </style:style>
    <style:style style:name="T15" style:family="text">
      <style:text-properties style:use-window-font-color="true" style:font-name="Times New Roman" fo:font-style="italic" officeooo:rsid="0015b8ac" style:font-style-asian="italic" style:font-name-complex="Times New Roman1" style:font-style-complex="italic"/>
    </style:style>
    <style:style style:name="T16" style:family="text">
      <style:text-properties style:use-window-font-color="true" style:font-name="Times New Roman" fo:font-style="italic" officeooo:rsid="0015b8ac" style:font-style-asian="italic" style:font-name-complex="Times New Roman1"/>
    </style:style>
    <style:style style:name="T17" style:family="text">
      <style:text-properties style:use-window-font-color="true" style:font-name="Times New Roman" fo:font-style="italic" style:text-underline-style="none" fo:font-weight="bold" style:font-style-asian="italic" style:font-weight-asian="bold" style:font-name-complex="Times New Roman1" style:font-style-complex="italic"/>
    </style:style>
    <style:style style:name="T18" style:family="text">
      <style:text-properties style:use-window-font-color="true" style:font-name="Times New Roman" fo:font-style="italic" fo:font-weight="normal" style:font-style-asian="italic" style:font-weight-asian="normal" style:font-name-complex="Times New Roman1" style:font-weight-complex="normal"/>
    </style:style>
    <style:style style:name="T19" style:family="text">
      <style:text-properties style:use-window-font-color="true" style:font-name="Times New Roman" style:font-name-complex="Times New Roman1"/>
    </style:style>
    <style:style style:name="T20" style:family="text">
      <style:text-properties style:use-window-font-color="true" style:font-name="Times New Roman" officeooo:rsid="0015b8ac" style:font-name-complex="Times New Roman1"/>
    </style:style>
    <style:style style:name="T21" style:family="text">
      <style:text-properties style:use-window-font-color="true" style:font-name="Times New Roman" fo:font-size="5pt" style:font-size-asian="5pt" style:font-name-complex="Times New Roman1" style:font-size-complex="5pt"/>
    </style:style>
    <style:style style:name="T22" style:family="text">
      <style:text-properties style:use-window-font-color="true" style:font-name="Times New Roman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23" style:family="text">
      <style:text-properties style:use-window-font-color="true" style:font-name="Times New Roman" fo:font-size="9pt" fo:font-style="italic" style:font-size-asian="9pt" style:font-style-asian="italic" style:font-name-complex="Times New Roman1" style:font-size-complex="9pt"/>
    </style:style>
    <style:style style:name="T24" style:family="text">
      <style:text-properties style:use-window-font-color="true" style:font-name="Times New Roman" fo:font-size="9pt" fo:font-style="italic" officeooo:rsid="0013dded" style:font-size-asian="9pt" style:font-style-asian="italic" style:font-name-complex="Times New Roman1" style:font-size-complex="9pt"/>
    </style:style>
    <style:style style:name="T25" style:family="text">
      <style:text-properties style:use-window-font-color="true" style:font-name="Times New Roman" style:language-asian="en" style:country-asian="US" style:font-name-complex="Times New Roman1"/>
    </style:style>
    <style:style style:name="T26" style:family="text">
      <style:text-properties style:use-window-font-color="true" style:font-name="Times New Roman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27" style:family="text">
      <style:text-properties style:use-window-font-color="true" style:font-name="Times New Roman" fo:font-size="10pt" fo:font-style="italic" style:font-size-asian="10pt" style:font-style-asian="italic" style:font-name-complex="Times New Roman1" style:font-size-complex="10pt"/>
    </style:style>
    <style:style style:name="T28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29" style:family="text">
      <style:text-properties style:use-window-font-color="true" fo:font-style="italic" fo:font-weight="bold" officeooo:rsid="001ac13a" style:font-style-asian="italic" style:font-weight-asian="bold" style:font-name-complex="Times New Roman1" style:font-weight-complex="bold"/>
    </style:style>
    <style:style style:name="T30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31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32" style:family="text">
      <style:text-properties style:use-window-font-color="true" fo:font-style="italic" fo:font-weight="bold" officeooo:rsid="001ac13a" style:font-style-asian="italic" style:font-weight-asian="bold" style:font-name-complex="Times New Roman1" style:font-style-complex="italic"/>
    </style:style>
    <style:style style:name="T33" style:family="text">
      <style:text-properties style:use-window-font-color="true" fo:font-style="italic" style:font-style-asian="italic" style:font-name-complex="Times New Roman1"/>
    </style:style>
    <style:style style:name="T34" style:family="text">
      <style:text-properties style:use-window-font-color="true" fo:font-style="italic" style:font-style-asian="italic" style:font-name-complex="Times New Roman1" style:font-style-complex="italic"/>
    </style:style>
    <style:style style:name="T35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36" style:family="text">
      <style:text-properties style:use-window-font-color="true" fo:font-style="italic" officeooo:rsid="001952e4" style:font-style-asian="italic" style:font-name-complex="Times New Roman1"/>
    </style:style>
    <style:style style:name="T37" style:family="text">
      <style:text-properties style:use-window-font-color="true" fo:font-style="italic" officeooo:rsid="00192c3d" style:font-style-asian="italic" style:font-name-complex="Times New Roman1"/>
    </style:style>
    <style:style style:name="T38" style:family="text">
      <style:text-properties style:use-window-font-color="true" fo:font-style="italic" fo:font-weight="normal" officeooo:rsid="001ac13a" style:font-style-asian="italic" style:font-weight-asian="normal" style:font-name-complex="Times New Roman1" style:font-weight-complex="normal"/>
    </style:style>
    <style:style style:name="T39" style:family="text">
      <style:text-properties style:use-window-font-color="true" fo:font-style="italic" fo:background-color="#ffff00" loext:char-shading-value="0" style:font-style-asian="italic" style:font-name-complex="Times New Roman1" style:font-style-complex="italic"/>
    </style:style>
    <style:style style:name="T40" style:family="text">
      <style:text-properties style:use-window-font-color="true" fo:font-style="italic" fo:background-color="#ffff00" loext:char-shading-value="0" style:font-style-asian="italic" style:font-name-complex="Times New Roman1" style:font-style-complex="italic"/>
    </style:style>
    <style:style style:name="T41" style:family="text">
      <style:text-properties style:use-window-font-color="true" fo:font-style="italic" fo:background-color="transparent" loext:char-shading-value="0" style:font-style-asian="italic" style:font-name-complex="Times New Roman1" style:font-style-complex="italic"/>
    </style:style>
    <style:style style:name="T42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43" style:family="text">
      <style:text-properties style:use-window-font-color="true" style:font-name="Arial" style:font-name-complex="Times New Roman1"/>
    </style:style>
    <style:style style:name="T44" style:family="text">
      <style:text-properties style:use-window-font-color="true" style:font-name="Arial" fo:font-weight="bold" style:font-weight-asian="bold" style:font-name-complex="Times New Roman1"/>
    </style:style>
    <style:style style:name="T45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46" style:family="text">
      <style:text-properties style:use-window-font-color="true" style:font-name="Arial" fo:font-style="italic" style:font-style-asian="italic" style:font-name-complex="Times New Roman1"/>
    </style:style>
    <style:style style:name="T47" style:family="text">
      <style:text-properties style:use-window-font-color="true" style:font-name="Arial" fo:font-style="italic" style:font-style-asian="italic" style:font-name-complex="Times New Roman1" style:font-style-complex="italic"/>
    </style:style>
    <style:style style:name="T48" style:family="text">
      <style:text-properties style:use-window-font-color="true" style:font-name="Arial" fo:font-style="italic" officeooo:rsid="00192c3d" style:font-style-asian="italic" style:font-name-complex="Times New Roman1" style:font-style-complex="italic"/>
    </style:style>
    <style:style style:name="T49" style:family="text">
      <style:text-properties style:use-window-font-color="true" style:font-name="Arial" fo:font-style="italic" fo:background-color="transparent" loext:char-shading-value="0" style:font-style-asian="italic" style:font-name-complex="Times New Roman1" style:font-style-complex="italic"/>
    </style:style>
    <style:style style:name="T50" style:family="text">
      <style:text-properties style:use-window-font-color="true" style:font-name="Arial" fo:font-style="italic" fo:font-weight="bold" style:font-style-asian="italic" style:font-weight-asian="bold" style:font-name-complex="Times New Roman1" style:font-style-complex="italic" style:font-weight-complex="bold"/>
    </style:style>
    <style:style style:name="T51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52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53" style:family="text">
      <style:text-properties style:use-window-font-color="true" fo:font-weight="bold" style:font-weight-asian="bold" style:font-name-complex="Times New Roman1"/>
    </style:style>
    <style:style style:name="T54" style:family="text">
      <style:text-properties style:use-window-font-color="true" fo:font-weight="bold" style:font-weight-asian="bold" style:font-name-complex="Times New Roman1" style:font-weight-complex="bold"/>
    </style:style>
    <style:style style:name="T55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56" style:family="text">
      <style:text-properties style:use-window-font-color="true" fo:font-weight="bold" officeooo:rsid="001c1aac" style:font-weight-asian="bold" style:font-name-complex="Times New Roman1" style:font-weight-complex="bold"/>
    </style:style>
    <style:style style:name="T57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58" style:family="text">
      <style:text-properties style:use-window-font-color="true" style:font-name-complex="Times New Roman1"/>
    </style:style>
    <style:style style:name="T59" style:family="text">
      <style:text-properties style:use-window-font-color="true" officeooo:rsid="00156e62" style:font-name-complex="Times New Roman1"/>
    </style:style>
    <style:style style:name="T60" style:family="text">
      <style:text-properties style:use-window-font-color="true" officeooo:rsid="00192c3d" style:font-name-complex="Times New Roman1"/>
    </style:style>
    <style:style style:name="T61" style:family="text">
      <style:text-properties style:use-window-font-color="true" officeooo:rsid="001a3aa0" style:font-name-complex="Times New Roman1"/>
    </style:style>
    <style:style style:name="T62" style:family="text">
      <style:text-properties style:use-window-font-color="true" officeooo:rsid="001c1aac" style:font-name-complex="Times New Roman1"/>
    </style:style>
    <style:style style:name="T63" style:family="text">
      <style:text-properties style:use-window-font-color="true" officeooo:rsid="00173264" style:font-name-complex="Times New Roman1"/>
    </style:style>
    <style:style style:name="T64" style:family="text">
      <style:text-properties style:use-window-font-color="true" officeooo:rsid="001952e4" style:font-name-complex="Times New Roman1"/>
    </style:style>
    <style:style style:name="T65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66" style:family="text">
      <style:text-properties style:use-window-font-color="true" style:language-asian="en" style:country-asian="US" style:font-name-complex="Times New Roman1"/>
    </style:style>
    <style:style style:name="T67" style:family="text">
      <style:text-properties fo:font-variant="normal" fo:text-transform="none" style:use-window-font-color="true" style:font-name="Times New Roman" fo:font-size="10.5pt" fo:letter-spacing="normal" fo:font-style="italic" fo:font-weight="normal" style:font-style-asian="italic" style:font-name-complex="Times New Roman1" style:font-style-complex="italic"/>
    </style:style>
    <style:style style:name="T68" style:family="text">
      <style:text-properties officeooo:rsid="0019fb5b"/>
    </style:style>
    <style:style style:name="T69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70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71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72" style:family="text">
      <style:text-properties style:font-name="Arial" style:text-underline-style="none" fo:font-weight="bold" style:font-weight-asian="bold" style:font-name-complex="Times New Roman1"/>
    </style:style>
    <style:style style:name="T73" style:family="text">
      <style:text-properties fo:color="#c9211e" fo:font-style="italic" fo:background-color="#ffff00" loext:char-shading-value="0" style:font-style-asian="italic" style:font-name-complex="Times New Roman1" style:font-style-complex="italic"/>
    </style:style>
    <style:style style:name="T74" style:family="text">
      <style:text-properties fo:color="#c9211e" fo:font-style="italic" fo:background-color="transparent" loext:char-shading-value="0" style:font-style-asian="italic" style:font-name-complex="Times New Roman1" style:font-style-complex="italic"/>
    </style:style>
    <style:style style:name="T75" style:family="text">
      <style:text-properties fo:color="#c9211e" fo:font-style="italic" style:font-style-asian="italic" style:font-name-complex="Times New Roman1" style:font-style-complex="italic"/>
    </style:style>
    <style:style style:name="T76" style:family="text">
      <style:text-properties officeooo:rsid="001952e4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color="#2a6099" fo:font-size="12pt" style:font-size-asian="12pt" style:font-size-complex="12pt"/>
    </style:style>
    <style:style style:name="T79" style:family="text">
      <style:text-properties fo:color="#2a6099" fo:font-size="13pt" style:font-size-asian="13pt" style:font-size-complex="13pt"/>
    </style:style>
    <style:style style:name="T80" style:family="text">
      <style:text-properties fo:color="#2a6099" fo:font-size="13.5pt" style:font-size-asian="13.5pt" style:font-size-complex="1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Loc Vu</text:p>
      <text:p text:style-name="P43"><text:a xlink:type="simple" xlink:href="mailto:vhploc@gmail.com" text:style-name="Internet_20_link" text:visited-style-name="Visited_20_Internet_20_Link"><text:span text:style-name="T69">vhploc@</text:span></text:a><text:a xlink:type="simple" xlink:href="mailto:vhploc@gmail.com" text:style-name="Internet_20_link" text:visited-style-name="Visited_20_Internet_20_Link"><text:span text:style-name="T70">gmail.com</text:span></text:a><text:span text:style-name="Internet_20_link"><text:span text:style-name="T42"> <text:s text:c="5"/></text:span></text:span><text:a xlink:type="simple" xlink:href="https://github.com/loc-vu" text:style-name="Internet_20_link" text:visited-style-name="Visited_20_Internet_20_Link"><text:span text:style-name="T69">github.com/loc-vu</text:span></text:a><text:span text:style-name="Internet_20_link"><text:span text:style-name="T42"> <text:s text:c="5"/></text:span></text:span><text:a xlink:type="simple" xlink:href="https://www.linkedin.com/in/loc-vu" text:style-name="Internet_20_link" text:visited-style-name="Visited_20_Internet_20_Link"><text:span text:style-name="T69">linkedin.com/in/loc-vu</text:span></text:a><text:span text:style-name="T69"> <text:s text:c="5"/>(619) 873-5773</text:span><text:span text:style-name="T71"> </text:span></text:p>
      <text:p text:style-name="P44"/>
      <text:p text:style-name="P41">EDUCATION</text:p>
      <text:p text:style-name="P34"><text:span text:style-name="T53">University of California, San<text:tab/><text:tab/><text:tab/><text:tab/><text:tab/><text:tab/><text:tab/> <text:s text:c="9"/></text:span><text:span text:style-name="T30">Expected </text:span><text:span text:style-name="T32">March</text:span><text:span text:style-name="T31"> 2022</text:span></text:p>
      <text:p text:style-name="P29"><text:span text:style-name="T47">B.</text:span><text:span text:style-name="T49">S. </text:span><text:span text:style-name="T47">Computer </text:span><text:span text:style-name="T48">Science</text:span><text:span text:style-name="T47"> <text:tab/><text:tab/><text:tab/><text:tab/><text:tab/><text:tab/><text:tab/><text:tab/><text:tab/><text:tab/> <text:s text:c="5"/></text:span><text:span text:style-name="T50">GPA: 3.84</text:span></text:p>
      <text:list xml:id="list1007420446" text:style-name="WWNum3">
        <text:list-item>
          <text:p text:style-name="P30"><text:span text:style-name="T58">Relevant Courses: Advance Data Structures, </text:span><text:span text:style-name="T61">Software Engi</text:span><text:span text:style-name="T62">n</text:span><text:span text:style-name="T61">eering, </text:span><text:span text:style-name="T59">Linear </text:span><text:span text:style-name="T60">Algebra</text:span><text:span text:style-name="T59">, </text:span><text:span text:style-name="T58">Object-Oriented Design, Software, Theory of Computation, Data Science in Practice</text:span></text:p>
        </text:list-item>
      </text:list>
      <text:p text:style-name="P42"/>
      <text:p text:style-name="P41">EXPERIENCE</text:p>
      <text:p text:style-name="P34"><text:span text:style-name="T55">Software Developer</text:span><text:span text:style-name="T54"><text:tab/><text:tab/><text:tab/><text:tab/></text:span><text:span text:style-name="T33"><text:tab/></text:span><text:span text:style-name="T53"><text:tab/><text:tab/></text:span><text:span text:style-name="T58"><text:tab/> <text:s text:c="9"/><text:tab/> <text:s text:c="4"/></text:span><text:span text:style-name="T34">November 2019 – Present</text:span><text:span text:style-name="T33"> </text:span></text:p>
      <text:p text:style-name="P20">Project: GreenPoint Rated</text:p>
      <text:p text:style-name="P37"><text:span text:style-name="T36">Organization</text:span><text:span text:style-name="T33">: </text:span><text:span text:style-name="T36">Triton Software Engineering</text:span><text:span text:style-name="T33"> </text:span></text:p>
      <text:list xml:id="list2187423324" text:style-name="WWNum1">
        <text:list-item>
          <text:p text:style-name="P31"><text:span text:style-name="T58">Developing a mobile for </text:span><text:span text:style-name="T54">Build It Green</text:span><text:span text:style-name="T58"> to track the carbon emissions of a given household and incentivize homeowners to pursue greener alternatives</text:span></text:p>
        </text:list-item>
        <text:list-item>
          <text:p text:style-name="P35"><text:span text:style-name="T55">Utilizing Node.js and React Native for cross-platform compatibles</text:span></text:p>
        </text:list-item>
      </text:list>
      <text:p text:style-name="P36"><text:span text:style-name="T55"/></text:p>
      <text:p text:style-name="P34"><text:span text:style-name="T55">Project Lead</text:span><text:span text:style-name="T54"><text:tab/><text:tab/><text:tab/><text:tab/></text:span><text:span text:style-name="T33"><text:tab/></text:span><text:span text:style-name="T53"><text:tab/><text:tab/></text:span><text:span text:style-name="T58"><text:tab/> <text:s text:c="7"/><text:tab/><text:tab/> <text:s text:c="7"/></text:span><text:span text:style-name="T34">January 2019 – Present</text:span></text:p>
      <text:p text:style-name="P20">Project: YouTube Trends Predictor</text:p>
      <text:p text:style-name="P21"><text:span text:style-name="T76">Organization</text:span>: <text:span text:style-name="T76">Data Science Student Society</text:span></text:p>
      <text:list xml:id="list111523983223988" text:continue-numbering="true" text:style-name="WWNum1">
        <text:list-item>
          <text:p text:style-name="P22">Analyzing the reliability of YouTube video title in predicting category</text:p>
        </text:list-item>
        <text:list-item>
          <text:p text:style-name="P31"><text:span text:style-name="T58">Utilizing </text:span><text:span text:style-name="T54">Naïve Bayes, </text:span><text:span text:style-name="T55">Random Forest, Linear SVM, and Logistic Regression </text:span><text:span text:style-name="T65">as base models for </text:span><text:span text:style-name="T55">NLP</text:span></text:p>
        </text:list-item>
        <text:list-item>
          <text:p text:style-name="P35"><text:span text:style-name="T64">Initial results show </text:span><text:span text:style-name="T55">86% to 99%</text:span><text:span text:style-name="T64"> </text:span><text:span text:style-name="T61">model accuracy</text:span></text:p>
        </text:list-item>
      </text:list>
      <text:p text:style-name="P36"><text:span text:style-name="T58"/></text:p>
      <text:p text:style-name="P34"><text:span text:style-name="T53">Patent Research Assistant Intern<text:tab/></text:span><text:span text:style-name="T58"><text:tab/><text:tab/><text:tab/><text:tab/><text:tab/><text:tab/></text:span><text:span text:style-name="T33">May 2019 – September 2019 <text:s/></text:span><text:bookmark text:name="_Hlk20223500"/></text:p>
      <text:p text:style-name="P21">Company: TuSimple, Inc.</text:p>
      <text:list xml:id="list111524969130564" text:continue-numbering="true" text:style-name="WWNum1">
        <text:list-item>
          <text:p text:style-name="P31"><text:span text:style-name="T58">Researched </text:span><text:span text:style-name="T54">over 1000</text:span><text:span text:style-name="T58"> existing patents related to autonomous vehicles using </text:span><text:span text:style-name="T54">Google Patent</text:span><text:span text:style-name="T58"> and </text:span><text:span text:style-name="T54">USPTO Database</text:span><text:span text:style-name="T58"> in order to categorize the technical focus of competitors</text:span></text:p>
        </text:list-item>
        <text:list-item>
          <text:p text:style-name="P28"><text:span text:style-name="T43">Established and </text:span><text:span text:style-name="T45">maintained a database</text:span><text:span text:style-name="T43"> of related competitor patents to effectiv</text:span><text:bookmark text:name="_GoBack"/><text:span text:style-name="T43">ely characterize the current landscape of a specific </text:span><text:span text:style-name="T45">patent technical area</text:span></text:p>
        </text:list-item>
      </text:list>
      <text:p text:style-name="P38"><text:span text:style-name="T45"/></text:p>
      <text:p text:style-name="P41">PROJECTS</text:p>
      <text:p text:style-name="P29"><text:a xlink:type="simple" xlink:href="https://github.com/loc-vu/patent-scraper" text:style-name="Internet_20_link" text:visited-style-name="Visited_20_Internet_20_Link"><text:span text:style-name="T52">Patent Scraper</text:span></text:a><text:span text:style-name="T44"> <text:tab/><text:tab/><text:tab/><text:tab/><text:tab/><text:tab/><text:tab/><text:tab/><text:tab/> </text:span><text:span text:style-name="T46">July 2019 – September 2019 </text:span></text:p>
      <text:p text:style-name="P29"><text:a xlink:type="simple" xlink:href="https://github.com/loc-vu%20/patent-scraper" text:style-name="Internet_20_link" text:visited-style-name="Visited_20_Internet_20_Link"><text:span text:style-name="T51">Python,</text:span></text:a><text:span text:style-name="Internet_20_link"><text:span text:style-name="T51"> IPython, Google Drive API, PatentView API</text:span></text:span></text:p>
      <text:list xml:id="list1319038326" text:style-name="WWNum2">
        <text:list-item>
          <text:p text:style-name="P32"><text:span text:style-name="T66">Utilized </text:span><text:span text:style-name="T57">PatentView API</text:span><text:span text:style-name="T66"> to scrape information from </text:span><text:span text:style-name="T57">USPTO Database</text:span><text:span text:style-name="T66"> and generate a corresponding CSV file, uploaded to cloud using </text:span><text:span text:style-name="T57">Google Drive API</text:span><text:span text:style-name="T66"> </text:span></text:p>
        </text:list-item>
        <text:list-item>
          <text:p text:style-name="P32"><text:span text:style-name="T57">Automated</text:span><text:span text:style-name="T66"> the processes of collecting and generating a patent landscape to increase search efficiency and eliminate the need for manual searches</text:span></text:p>
        </text:list-item>
      </text:list>
      <text:p text:style-name="P23"/>
      <text:p text:style-name="P29"><text:span text:style-name="T44">Robocall</text:span><text:span text:style-name="Internet_20_link"><text:span text:style-name="T52"> Analysis</text:span></text:span><text:span text:style-name="T44"> <text:tab/><text:tab/> <text:tab/><text:tab/><text:tab/><text:tab/><text:tab/><text:tab/> <text:s/></text:span><text:span text:style-name="T46">September 2019 – December 2019 </text:span></text:p>
      <text:p text:style-name="P29"><text:span text:style-name="Internet_20_link"><text:span text:style-name="T51">Python, IPython, FCC API</text:span></text:span></text:p>
      <text:list xml:id="list111523831416792" text:continue-numbering="true" text:style-name="WWNum2">
        <text:list-item>
          <text:p text:style-name="P32"><text:span text:style-name="T58">Analyzed </text:span><text:span text:style-name="T54">1.6 million FCC Unwanted Call</text:span><text:span text:style-name="T58"> complaints from 2014-2019 to explore possible trends through generating visualization using </text:span><text:span text:style-name="T54">matplotlib</text:span><text:span text:style-name="T58"> and evaluating </text:span><text:span text:style-name="T54">linear regression</text:span><text:span text:style-name="T58"> R-squared values</text:span></text:p>
        </text:list-item>
        <text:list-item>
          <text:p text:style-name="P32"><text:span text:style-name="T66">Concluded no distinguishable trends in robocall activities expect increased quantity in more populated areas</text:span></text:p>
        </text:list-item>
      </text:list>
      <text:p text:style-name="P24"/>
      <text:p text:style-name="P41">RESEARCH EXPERIENCE</text:p>
      <text:p text:style-name="P34"><text:span text:style-name="T56">Application of </text:span><text:span text:style-name="T54">Hyperdimensional Computing on Embedded Systems</text:span><text:span text:style-name="T53"><text:tab/></text:span><text:span text:style-name="T58"><text:tab/> <text:s text:c="7"/></text:span><text:span text:style-name="T34">October 2019 – Present</text:span><text:span text:style-name="T33"> </text:span></text:p>
      <text:p text:style-name="P25">Advisor: Tajana Rosing, UCSD</text:p>
      <text:list xml:id="list111523561541503" text:continue-list="list111524969130564" text:style-name="WWNum1">
        <text:list-item>
          <text:p text:style-name="P31"><text:span text:style-name="T58">Researching the applications of </text:span><text:span text:style-name="T54">hyperdimensional computing</text:span><text:span text:style-name="T58"> as a data independent alternative to traditional neural networks-based </text:span><text:span text:style-name="T54">reinforcement learning</text:span></text:p>
        </text:list-item>
        <text:list-item>
          <text:p text:style-name="P31"><text:span text:style-name="T58">Developing a semi-autonomous microbot capable </text:span><text:span text:style-name="T63">of</text:span><text:span text:style-name="T58"> following a line to test the effectiveness of reinforcement learning model</text:span></text:p>
        </text:list-item>
      </text:list>
      <text:p text:style-name="P39"/>
      <text:p text:style-name="P40"><text:span text:style-name="T80">SKILLS</text:span><text:tab/> </text:p>
      <text:p text:style-name="P33"><text:span text:style-name="T28">Programming &amp; Languages:</text:span><text:span text:style-name="T58"><text:tab/></text:span><text:span text:style-name="T34">Python, SQL, JS</text:span><text:span text:style-name="T35">X, TypeScript</text:span><text:span text:style-name="T34">, Java, C/C++</text:span></text:p>
      <text:p text:style-name="P33"><text:span text:style-name="T28">Frameworks &amp; Libraries:<text:tab/></text:span><text:span text:style-name="T38">React/React-Native, Node.js, Docker</text:span></text:p>
      <text:p text:style-name="P33"><text:span text:style-name="T28">Tools &amp; Methodologies:</text:span><text:span text:style-name="T58"> <text:tab/></text:span><text:span text:style-name="T34">Unix/Linux, Git, Continuous Integration, Agile/scrum</text:span><text:span text:style-name="T58"> </text:span></text:p>
      <text:p text:style-name="P33"><text:span text:style-name="T28">OS:</text:span><text:span text:style-name="T58"> <text:tab/></text:span><text:span text:style-name="T34">Windows, Linux</text:span></text:p>
      <text:p text:style-name="P33"><text:span text:style-name="T11">Extracurriculars</text:span><text:span text:style-name="T10">:<text:tab/></text:span><text:span text:style-name="T26">Project Lead </text:span><text:span text:style-name="T27">@ DS3: Data Science Society</text:span><text:span text:style-name="T26">, Software Developer</text:span><text:span text:style-name="T27"> @ Triton Software Engineering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26</meta:editing-cycles>
    <meta:print-date>2019-10-07T01:54:00</meta:print-date>
    <meta:creation-date>2019-10-06T19:04:00</meta:creation-date>
    <dc:date>2020-03-01T11:15:22.699732056</dc:date>
    <dc:language>en-US</dc:language>
    <meta:editing-duration>PT8H41M1S</meta:editing-duration>
    <meta:generator>LibreOffice/6.3.4.2$Linux_X86_64 LibreOffice_project/30$Build-2</meta:generator>
    <meta:document-statistic meta:table-count="0" meta:image-count="0" meta:object-count="0" meta:page-count="1" meta:paragraph-count="42" meta:word-count="396" meta:character-count="3037" meta:non-whitespace-character-count="25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